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15635416666667cm" style:use-optimal-column-width="true"/>
    </style:style>
    <style:style style:name="co2" style:family="table-column">
      <style:table-column-properties fo:break-before="auto" style:column-width="3.413125cm" style:use-optimal-column-width="true"/>
    </style:style>
    <style:style style:name="co3" style:family="table-column">
      <style:table-column-properties fo:break-before="auto" style:column-width="1.52135416666667cm" style:use-optimal-column-width="true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672291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Mass Budget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weight (g)</text:p>
          </table:table-cell>
          <table:table-cell office:value-type="string" table:style-name="ce2">
            <text:p>weight (total, g)</text:p>
          </table:table-cell>
          <table:table-cell office:value-type="string" table:style-name="ce3">
            <text:p>Total(g):</text:p>
          </table:table-cell>
          <table:table-cell office:value-type="float" office:value="270" table:formula="of:=SUM([.E3:.E18])" table:style-name="ce4">
            <text:p>27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Electronic omponent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50" table:formula="of:=[.C3]*[.D3]" table:style-name="ce1">
            <text:p>5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Antenna GNSS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30" table:formula="of:=[.C4]*[.D4]" table:style-name="ce1">
            <text:p>3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Latiguillos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2" table:formula="of:=[.C5]*[.D5]" table:style-name="ce1">
            <text:p>22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Antenna LoRa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formula="of:=[.C6]*[.D6]" table:style-name="ce1">
            <text:p>13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PCB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60" table:formula="of:=[.C7]*[.D7]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L91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42" table:formula="of:=[.C8]*[.D8]" table:style-name="ce1">
            <text:p>42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nternal Structure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30" table:formula="of:=[.C9]*[.D9]" table:style-name="ce1">
            <text:p>3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Portapilas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3" table:formula="of:=[.C10]*[.D10]" table:style-name="ce1">
            <text:p>23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arc Cortes Fargas</meta:initial-creator>
    <dc:creator>Marc Cortes Fargas</dc:creator>
    <meta:creation-date>2021-09-28T21:01:06Z</meta:creation-date>
    <dc:date>2021-09-28T21:24:43Z</dc:date>
  </office:meta>
</office:document-meta>
</file>